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foreFilterTest3.test_befor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foreFilterTest3.test_beforeFilt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O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FilterTest3.writeBefor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